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parent-style-name="Table_20_Contents" style:family="paragraph">
      <style:text-properties officeooo:paragraph-rsid="00819e6b" style:font-size-asian="9pt" style:font-name="Verdana" style:font-size-complex="9pt" officeooo:rsid="00819e6b" style:font-name-asian="Times New Roman1" fo:font-size="9pt" style:font-name-complex="Times New Roman1"/>
    </style:style>
    <style:style style:name="P32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2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41850528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Maleta Multiparamétrica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Botella Van Dorn (11L)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Mensajeros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Draga</text:p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41850528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Maleta Multiparamétrica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Botella Van Dorn (11L)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Mensajeros</text:p>
            </table:table-cell>
          </table:table-row>
          <table:table-row>
            <table:table-cell office:value-type="string" table:style-name="Table5.A2">
              <text:p text:style-name="P31">EQU[j]['cantidad']<text:change-end text:change-id="ct61864112"/></text:p>
            </table:table-cell>
            <table:table-cell office:value-type="string" table:style-name="Table5.B2">
              <text:p text:style-name="P31">Draga</text:p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12:16.306549634</dc:date>
    <meta:editing-duration>PT23H8M18S</meta:editing-duration>
    <meta:editing-cycles>90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